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6.666cm" table:align="left"/>
    </style:style>
    <style:style style:name="Table1.A" style:family="table-column">
      <style:table-column-properties style:column-width="2.413cm"/>
    </style:style>
    <style:style style:name="Table1.B" style:family="table-column">
      <style:table-column-properties style:column-width="1.533cm"/>
    </style:style>
    <style:style style:name="Table1.C" style:family="table-column">
      <style:table-column-properties style:column-width="3.318cm"/>
    </style:style>
    <style:style style:name="Table1.D" style:family="table-column">
      <style:table-column-properties style:column-width="2.554cm"/>
    </style:style>
    <style:style style:name="Table1.E" style:family="table-column">
      <style:table-column-properties style:column-width="1.531cm"/>
    </style:style>
    <style:style style:name="Table1.F" style:family="table-column">
      <style:table-column-properties style:column-width="1.672cm"/>
    </style:style>
    <style:style style:name="Table1.G" style:family="table-column">
      <style:table-column-properties style:column-width="1.625cm"/>
    </style:style>
    <style:style style:name="Table1.H" style:family="table-column">
      <style:table-column-properties style:column-width="1.275cm"/>
    </style:style>
    <style:style style:name="Table1.I" style:family="table-column">
      <style:table-column-properties style:column-width="1.579cm"/>
    </style:style>
    <style:style style:name="Table1.J" style:family="table-column">
      <style:table-column-properties style:column-width="1.393cm"/>
    </style:style>
    <style:style style:name="Table1.K" style:family="table-column">
      <style:table-column-properties style:column-width="1.113cm"/>
    </style:style>
    <style:style style:name="Table1.L" style:family="table-column">
      <style:table-column-properties style:column-width="1.741cm"/>
    </style:style>
    <style:style style:name="Table1.N" style:family="table-column">
      <style:table-column-properties style:column-width="0.649cm"/>
    </style:style>
    <style:style style:name="Table1.O" style:family="table-column">
      <style:table-column-properties style:column-width="0.626cm"/>
    </style:style>
    <style:style style:name="Table1.P" style:family="table-column">
      <style:table-column-properties style:column-width="0.651cm"/>
    </style:style>
    <style:style style:name="Table1.R" style:family="table-column">
      <style:table-column-properties style:column-width="0.788cm"/>
    </style:style>
    <style:style style:name="Table1.1" style:family="table-row">
      <style:table-row-properties style:min-row-height="0.422cm"/>
    </style:style>
    <style:style style:name="Table1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.2" style:family="table-row">
      <style:table-row-properties style:min-row-height="0.6cm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K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L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N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O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P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Q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R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423cm"/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M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N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O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P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Q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R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499cm"/>
    </style:style>
    <style:style style:name="Table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L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M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N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O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P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Q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R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style:row-height="0.6cm"/>
    </style:style>
    <style:style style:name="Table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J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K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L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M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N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O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P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Q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R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I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K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L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M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N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O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P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Q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R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I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K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L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M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N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O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P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Q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R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4.598cm" fo:margin-left="4.708cm" table:align="left" style:may-break-between-rows="false"/>
    </style:style>
    <style:style style:name="Table2.A" style:family="table-column">
      <style:table-column-properties style:column-width="4.757cm"/>
    </style:style>
    <style:style style:name="Table2.B" style:family="table-column">
      <style:table-column-properties style:column-width="3.644cm"/>
    </style:style>
    <style:style style:name="Table2.C" style:family="table-column">
      <style:table-column-properties style:column-width="2.879cm"/>
    </style:style>
    <style:style style:name="Table2.D" style:family="table-column">
      <style:table-column-properties style:column-width="3.318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10" style:family="paragraph" style:parent-style-name="Table_20_Contents">
      <style:text-properties style:font-name="Liberation Serif" fo:font-size="8pt" fo:font-weight="normal" officeooo:rsid="002059c8" style:font-size-asian="8pt" style:font-weight-asian="normal" style:font-size-complex="8pt" style:font-weight-complex="normal"/>
    </style:style>
    <style:style style:name="P11" style:family="paragraph" style:parent-style-name="Table_20_Contents">
      <style:text-properties style:font-name="Liberation Serif" fo:font-size="8pt" fo:font-weight="normal" officeooo:rsid="0021a8ed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9pt" fo:font-weight="bold" officeooo:rsid="00063bbb" officeooo:paragraph-rsid="00063bbb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9pt" fo:font-weight="bold" officeooo:rsid="00063bbb" officeooo:paragraph-rsid="00063bbb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fo:font-weight="bold" officeooo:rsid="001dbea4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9pt" fo:font-weight="bold" officeooo:rsid="001dbea4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fo:font-weight="bold" officeooo:rsid="002579f5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9pt" fo:font-weight="normal" officeooo:rsid="0011551f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9pt" fo:font-weight="normal" officeooo:rsid="00120ae9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9pt" fo:font-weight="normal" officeooo:rsid="002579f5" style:font-size-asian="9pt" style:font-weight-asian="normal" style:font-size-complex="9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1" style:family="paragraph" style:parent-style-name="Table_20_Contents" style:list-style-name="">
      <style:paragraph-properties fo:text-align="end" style:justify-single-word="false"/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22" style:family="paragraph" style:parent-style-name="Header">
      <style:paragraph-properties fo:text-align="center" style:justify-single-word="false"/>
      <style:text-properties style:font-name="Liberation Serif" fo:font-size="12pt" fo:font-weight="bold" officeooo:rsid="00adcd69" officeooo:paragraph-rsid="00300579" style:font-size-asian="12pt" style:font-weight-asian="bold" style:font-size-complex="12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underline-style="none" style:font-name-complex="Arial"/>
    </style:style>
    <style:style style:name="T3" style:family="text"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style:font-size-asian="7pt" style:font-style-asian="normal" style:font-size-complex="7pt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I"/>
        <table:table-column table:style-name="Table1.N"/>
        <table:table-column table:style-name="Table1.O"/>
        <table:table-column table:style-name="Table1.P"/>
        <table:table-column table:style-name="Table1.O"/>
        <table:table-column table:style-name="Table1.R"/>
        <table:table-header-rows>
          <table:table-row table:style-name="Table1.1">
            <table:table-cell table:style-name="Table1.A1" table:number-columns-spanned="18" office:value-type="string">
              <text:h text:style-name="P21" text:outline-level="2"><text:span text:style-name="Source_20_Text"><text:span text:style-name="T3">Page </text:span></text:span><text:span text:style-name="Source_20_Text"><text:span text:style-name="T3"><text:page-number text:select-page="current">1</text:page-number></text:span></text:span><text:span text:style-name="Source_20_Text"><text:span text:style-name="T3"> of </text:span></text:span><text:span text:style-name="Source_20_Text"><text:span text:style-name="T3"><text:page-count>1</text:page-count></text:span></text:span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7" table:number-rows-spanned="2" office:value-type="string">
              <text:p text:style-name="P4">Crn. No.</text:p>
            </table:table-cell>
            <table:table-cell table:style-name="Table1.B7" table:number-rows-spanned="2" office:value-type="string">
              <text:p text:style-name="P4">Crn. Date</text:p>
            </table:table-cell>
            <table:table-cell table:style-name="Table1.C7" table:number-rows-spanned="2" office:value-type="string">
              <text:p text:style-name="P4">Name of Party</text:p>
            </table:table-cell>
            <table:table-cell table:style-name="Table1.D7" table:number-rows-spanned="2" office:value-type="string">
              <text:p text:style-name="P4">Bill No</text:p>
            </table:table-cell>
            <table:table-cell table:style-name="Table1.E7" table:number-rows-spanned="2" office:value-type="string">
              <text:p text:style-name="P4">Bill Date</text:p>
            </table:table-cell>
            <table:table-cell table:style-name="Table1.F10" table:number-rows-spanned="2" office:value-type="string">
              <text:p text:style-name="P4">Total Amount</text:p>
            </table:table-cell>
            <table:table-cell table:style-name="Table1.G10" table:number-rows-spanned="2" office:value-type="string">
              <text:p text:style-name="P4">Net Sales</text:p>
            </table:table-cell>
            <table:table-cell table:style-name="Table1.H10" table:number-rows-spanned="2" office:value-type="string">
              <text:p text:style-name="P4">Frt. Charges</text:p>
            </table:table-cell>
            <table:table-cell table:style-name="Table1.M10" table:number-rows-spanned="2" office:value-type="string">
              <text:p text:style-name="P4">Cen Vat</text:p>
            </table:table-cell>
            <table:table-cell table:style-name="Table1.J10" table:number-rows-spanned="2" office:value-type="string">
              <text:p text:style-name="P4">E/Cess S&amp;H Eess</text:p>
            </table:table-cell>
            <table:table-cell table:style-name="Table1.K10" table:number-rows-spanned="2" office:value-type="string">
              <text:p text:style-name="P4">HCess</text:p>
            </table:table-cell>
            <table:table-cell table:style-name="Table1.L2" table:number-columns-spanned="2" office:value-type="string">
              <text:p text:style-name="P4">Sales Tax</text:p>
            </table:table-cell>
            <table:covered-table-cell/>
            <table:table-cell table:style-name="Table1.N10" table:number-rows-spanned="2" office:value-type="string">
              <text:p text:style-name="P4">SPG</text:p>
            </table:table-cell>
            <table:table-cell table:style-name="Table1.Q10" table:number-rows-spanned="2" office:value-type="string">
              <text:p text:style-name="P4">SRG</text:p>
            </table:table-cell>
            <table:table-cell table:style-name="Table1.P10" table:number-rows-spanned="2" office:value-type="string">
              <text:p text:style-name="P4">PPG</text:p>
            </table:table-cell>
            <table:table-cell table:style-name="Table1.Q10" table:number-rows-spanned="2" office:value-type="string">
              <text:p text:style-name="P4">FRG</text:p>
            </table:table-cell>
            <table:table-cell table:style-name="Table1.R10" table:number-rows-spanned="2" office:value-type="string">
              <text:p text:style-name="P4">Other</text:p>
            </table:table-cell>
          </table:table-row>
          <table:table-row table:style-name="Table1.3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L10" office:value-type="string">
              <text:p text:style-name="P4">Taxable</text:p>
            </table:table-cell>
            <table:table-cell table:style-name="Table1.M10" office:value-type="string">
              <text:p text:style-name="P4">Tax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.A11" table:number-columns-spanned="18" office:value-type="string">
            <text:p text:style-name="P6"><text:text-input text:description="&lt;for each=&quot;line in get_move_lines(o)&quot;&gt;">for loop star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18" office:value-type="string">
            <text:p text:style-name="P6"><text:text-input text:description="&lt;if test=&quot;len(line['customer'])&gt;0&quot;&gt;">if not tot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7" office:value-type="string">
            <text:p text:style-name="P7"><text:text-input text:description="&lt;line['crn_no']&gt;">crno</text:text-input></text:p>
          </table:table-cell>
          <table:table-cell table:style-name="Table1.B7" office:value-type="string">
            <text:p text:style-name="P8"><text:text-input text:description="&lt;line['crn_date']&gt;">crn_date</text:text-input></text:p>
          </table:table-cell>
          <table:table-cell table:style-name="Table1.C7" office:value-type="string">
            <text:p text:style-name="P9"><text:text-input text:description="&lt;line['customer']&gt;">customer</text:text-input></text:p>
          </table:table-cell>
          <table:table-cell table:style-name="Table1.D7" office:value-type="string">
            <text:p text:style-name="P6"><text:text-input text:description="&lt;line['bill_no']&gt;">bill_no</text:text-input></text:p>
          </table:table-cell>
          <table:table-cell table:style-name="Table1.E7" office:value-type="string">
            <text:p text:style-name="P8"><text:text-input text:description="&lt;line['bill_date']&gt;">bill_date</text:text-input></text:p>
          </table:table-cell>
          <table:table-cell table:style-name="Table1.F10" office:value-type="string">
            <text:p text:style-name="P7"><text:text-input text:description="&lt;line['total_amt']&gt;">total_amt</text:text-input></text:p>
          </table:table-cell>
          <table:table-cell table:style-name="Table1.G10" office:value-type="string">
            <text:p text:style-name="P7"><text:text-input text:description="&lt;line['net_sale']&gt;">net_sale</text:text-input></text:p>
          </table:table-cell>
          <table:table-cell table:style-name="Table1.H10" office:value-type="string">
            <text:p text:style-name="P7"><text:text-input text:description="&lt;line['charges']&gt;">charges</text:text-input></text:p>
          </table:table-cell>
          <table:table-cell table:style-name="Table1.M10" office:value-type="string">
            <text:p text:style-name="P7"><text:text-input text:description="&lt;line['cen_vat']&gt;">cen_vat</text:text-input></text:p>
          </table:table-cell>
          <table:table-cell table:style-name="Table1.J10" office:value-type="string">
            <text:p text:style-name="P7"><text:text-input text:description="&lt;line['s_h_ecess']&gt;">s_h_ess</text:text-input></text:p>
          </table:table-cell>
          <table:table-cell table:style-name="Table1.K10" office:value-type="string">
            <text:p text:style-name="P7"><text:text-input text:description="&lt;line['hcess']&gt;">h_cess</text:text-input></text:p>
          </table:table-cell>
          <table:table-cell table:style-name="Table1.L10" office:value-type="string">
            <text:p text:style-name="P7"><text:text-input text:description="&lt;line['taxable']&gt;">taxable</text:text-input></text:p>
          </table:table-cell>
          <table:table-cell table:style-name="Table1.M10" office:value-type="string">
            <text:p text:style-name="P7"><text:text-input text:description="&lt;line['tax']&gt;">tax</text:text-input></text:p>
          </table:table-cell>
          <table:table-cell table:style-name="Table1.N10" office:value-type="string">
            <text:p text:style-name="P8"><text:text-input text:description="&lt;line['spg']&gt;">sp</text:text-input></text:p>
          </table:table-cell>
          <table:table-cell table:style-name="Table1.Q10" office:value-type="string">
            <text:p text:style-name="P8"><text:text-input text:description="&lt;line['srg']&gt;">sr</text:text-input></text:p>
          </table:table-cell>
          <table:table-cell table:style-name="Table1.P10" office:value-type="string">
            <text:p text:style-name="P8"><text:text-input text:description="&lt;line['ppg']&gt;">pp</text:text-input></text:p>
          </table:table-cell>
          <table:table-cell table:style-name="Table1.Q10" office:value-type="string">
            <text:p text:style-name="P8"><text:text-input text:description="&lt;line['frg']&gt;">fr</text:text-input></text:p>
          </table:table-cell>
          <table:table-cell table:style-name="Table1.R10" office:value-type="string">
            <text:p text:style-name="P8"><text:text-input text:description="&lt;line['other']&gt;">other</text:text-input></text:p>
          </table:table-cell>
        </table:table-row>
        <table:table-row table:style-name="Table1.7">
          <table:table-cell table:style-name="Table1.A7" office:value-type="string">
            <text:p text:style-name="P6"><text:text-input text:description="&lt;/if&gt;">end if</text:text-input></text:p>
          </table:table-cell>
          <table:table-cell table:style-name="Table1.B7" office:value-type="string">
            <text:p text:style-name="P8">2014-02-15</text:p>
          </table:table-cell>
          <table:table-cell table:style-name="Table1.C7" office:value-type="string">
            <text:p text:style-name="P6">abcdefghijklmnopqrstuvwy</text:p>
          </table:table-cell>
          <table:table-cell table:style-name="Table1.D7" office:value-type="string">
            <text:p text:style-name="P6">INV/M/14-15/0267,</text:p>
          </table:table-cell>
          <table:table-cell table:style-name="Table1.E7" office:value-type="string">
            <text:p text:style-name="P8">2014-02-15</text:p>
          </table:table-cell>
          <table:table-cell table:style-name="Table1.F10" office:value-type="string">
            <text:p text:style-name="P7">5459.13</text:p>
          </table:table-cell>
          <table:table-cell table:style-name="Table1.G10" office:value-type="string">
            <text:p text:style-name="P7">5459.13</text:p>
          </table:table-cell>
          <table:table-cell table:style-name="Table1.H10" office:value-type="string">
            <text:p text:style-name="P7">138.81</text:p>
          </table:table-cell>
          <table:table-cell table:style-name="Table1.M10" office:value-type="string">
            <text:p text:style-name="P7">11.0</text:p>
          </table:table-cell>
          <table:table-cell table:style-name="Table1.J10" office:value-type="string">
            <text:p text:style-name="P7">6.0</text:p>
          </table:table-cell>
          <table:table-cell table:style-name="Table1.K10" office:value-type="string">
            <text:p text:style-name="P7">6.0</text:p>
          </table:table-cell>
          <table:table-cell table:style-name="Table1.L10" office:value-type="string">
            <text:p text:style-name="P7">5216.06</text:p>
          </table:table-cell>
          <table:table-cell table:style-name="Table1.M10" office:value-type="string">
            <text:p text:style-name="P7">104.32</text:p>
          </table:table-cell>
          <table:table-cell table:style-name="Table1.N10" office:value-type="string">
            <text:p text:style-name="P8">10</text:p>
          </table:table-cell>
          <table:table-cell table:style-name="Table1.Q10" office:value-type="string">
            <text:p text:style-name="P8">10</text:p>
          </table:table-cell>
          <table:table-cell table:style-name="Table1.P10" office:value-type="string">
            <text:p text:style-name="P8">10</text:p>
          </table:table-cell>
          <table:table-cell table:style-name="Table1.Q10" office:value-type="string">
            <text:p text:style-name="P8">10</text:p>
          </table:table-cell>
          <table:table-cell table:style-name="Table1.R10" office:value-type="string">
            <text:p text:style-name="P8"/>
          </table:table-cell>
        </table:table-row>
        <table:table-row>
          <table:table-cell table:style-name="Table1.A11" table:number-columns-spanned="18" office:value-type="string">
            <text:p text:style-name="P6"><text:text-input text:description="&lt;if test=&quot;line['sum_total_amt']&quot;&gt;">if tot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0" table:number-columns-spanned="5" office:value-type="string">
            <text:p text:style-name="P5">TOTAL</text:p>
          </table:table-cell>
          <table:covered-table-cell/>
          <table:covered-table-cell/>
          <table:covered-table-cell/>
          <table:covered-table-cell/>
          <table:table-cell table:style-name="Table1.F10" office:value-type="string">
            <text:p text:style-name="P5"><text:text-input text:description="&lt;line['sum_total_amt']&gt;">total_amt</text:text-input></text:p>
          </table:table-cell>
          <table:table-cell table:style-name="Table1.G10" office:value-type="string">
            <text:p text:style-name="P5"><text:text-input text:description="&lt;line['net_sale']&gt;">net_sale</text:text-input></text:p>
          </table:table-cell>
          <table:table-cell table:style-name="Table1.H10" office:value-type="string">
            <text:p text:style-name="P5"><text:text-input text:description="&lt;line['charges']&gt;">charges</text:text-input></text:p>
          </table:table-cell>
          <table:table-cell table:style-name="Table1.M10" office:value-type="string">
            <text:p text:style-name="P5"><text:text-input text:description="&lt;line['cen_vat']&gt;">cen_va</text:text-input></text:p>
          </table:table-cell>
          <table:table-cell table:style-name="Table1.J10" office:value-type="string">
            <text:p text:style-name="P5"><text:text-input text:description="&lt;line['s_h_ecess']&gt;">s_h_ece</text:text-input></text:p>
          </table:table-cell>
          <table:table-cell table:style-name="Table1.K10" office:value-type="string">
            <text:p text:style-name="P5"><text:text-input text:description="&lt;line['hcess']&gt;">s_h_ce</text:text-input></text:p>
          </table:table-cell>
          <table:table-cell table:style-name="Table1.L10" office:value-type="string">
            <text:p text:style-name="P5"><text:text-input text:description="&lt;line['taxable']&gt;">taxable</text:text-input></text:p>
          </table:table-cell>
          <table:table-cell table:style-name="Table1.M10" office:value-type="string">
            <text:p text:style-name="P5"><text:text-input text:description="&lt;line['tax']&gt;">tax</text:text-input></text:p>
          </table:table-cell>
          <table:table-cell table:style-name="Table1.N10" office:value-type="string">
            <text:p text:style-name="P4"><text:text-input text:description="&lt;line['spg']&gt;">sp</text:text-input></text:p>
          </table:table-cell>
          <table:table-cell table:style-name="Table1.Q10" office:value-type="string">
            <text:p text:style-name="P4"><text:text-input text:description="&lt;line['srg']&gt;">sr</text:text-input></text:p>
          </table:table-cell>
          <table:table-cell table:style-name="Table1.P10" office:value-type="string">
            <text:p text:style-name="P4"><text:text-input text:description="&lt;line['ppg']&gt;">p</text:text-input></text:p>
          </table:table-cell>
          <table:table-cell table:style-name="Table1.Q10" office:value-type="string">
            <text:p text:style-name="P4"><text:text-input text:description="&lt;line['frg']&gt;">fr</text:text-input></text:p>
          </table:table-cell>
          <table:table-cell table:style-name="Table1.R10" office:value-type="string">
            <text:p text:style-name="P4"><text:text-input text:description="&lt;line['other']&gt;">other</text:text-input></text:p>
          </table:table-cell>
        </table:table-row>
        <table:table-row table:style-name="Table1.2">
          <table:table-cell table:style-name="Table1.A10" table:number-columns-spanned="5" office:value-type="string">
            <text:p text:style-name="P9"><text:text-input text:description="&lt;/if&gt;">end if loop</text:text-input></text:p>
          </table:table-cell>
          <table:covered-table-cell/>
          <table:covered-table-cell/>
          <table:covered-table-cell/>
          <table:covered-table-cell/>
          <table:table-cell table:style-name="Table1.F10" office:value-type="string">
            <text:p text:style-name="P5">1,02,601.64</text:p>
          </table:table-cell>
          <table:table-cell table:style-name="Table1.G10" office:value-type="string">
            <text:p text:style-name="P5">1,02,601.64</text:p>
          </table:table-cell>
          <table:table-cell table:style-name="Table1.H10" office:value-type="string">
            <text:p text:style-name="P5">1,031.45</text:p>
          </table:table-cell>
          <table:table-cell table:style-name="Table1.M10" office:value-type="string">
            <text:p text:style-name="P5">165.00</text:p>
          </table:table-cell>
          <table:table-cell table:style-name="Table1.J10" office:value-type="string">
            <text:p text:style-name="P5">84.00</text:p>
          </table:table-cell>
          <table:table-cell table:style-name="Table1.K10" office:value-type="string">
            <text:p text:style-name="P5">84.00</text:p>
          </table:table-cell>
          <table:table-cell table:style-name="Table1.L10" office:value-type="string">
            <text:p text:style-name="P5">95,697.41</text:p>
          </table:table-cell>
          <table:table-cell table:style-name="Table1.M10" office:value-type="string">
            <text:p text:style-name="P5">3675.9</text:p>
          </table:table-cell>
          <table:table-cell table:style-name="Table1.N10" office:value-type="string">
            <text:p text:style-name="P4">25</text:p>
          </table:table-cell>
          <table:table-cell table:style-name="Table1.Q10" office:value-type="string">
            <text:p text:style-name="P4">26</text:p>
          </table:table-cell>
          <table:table-cell table:style-name="Table1.P10" office:value-type="string">
            <text:p text:style-name="P4">0</text:p>
          </table:table-cell>
          <table:table-cell table:style-name="Table1.Q10" office:value-type="string">
            <text:p text:style-name="P4">0</text:p>
          </table:table-cell>
          <table:table-cell table:style-name="Table1.R10" office:value-type="string">
            <text:p text:style-name="P3"/>
          </table:table-cell>
        </table:table-row>
        <table:table-row>
          <table:table-cell table:style-name="Table1.A11" table:number-columns-spanned="18" office:value-type="string">
            <text:p text:style-name="P3"><text:text-input text:description="&lt;/for&gt;">for loop en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6"><text:text-input text:description="&lt;for each=&quot;line in get_move_lines(o,'summary')&quot;&gt;">for loop start</text:text-input></text:p>
          </table:table-cell>
          <table:covered-table-cell/>
          <table:covered-table-cell/>
          <table:covered-table-cell/>
        </table:table-row>
        <table:table-row>
          <table:table-cell table:style-name="Table2.A2" table:number-columns-spanned="4" office:value-type="string">
            <text:p text:style-name="P10"><text:text-input text:description="&lt;if test=&quot;line['header']==True&quot;&gt;">if header</text:text-input></text:p>
          </table:table-cell>
          <table:covered-table-cell/>
          <table:covered-table-cell/>
          <table:covered-table-cell/>
        </table:table-row>
        <table:table-row>
          <table:table-cell table:style-name="Table2.A1" table:number-columns-spanned="4" office:value-type="string">
            <text:p text:style-name="P14"><text:text-input text:description="&lt;line['param']&gt;">param</text:text-input></text:p>
          </table:table-cell>
          <table:covered-table-cell/>
          <table:covered-table-cell/>
          <table:covered-table-cell/>
        </table:table-row>
        <table:table-row>
          <table:table-cell table:style-name="Table2.A4" office:value-type="string">
            <text:p text:style-name="P13"/>
          </table:table-cell>
          <table:table-cell table:style-name="Table2.A4" office:value-type="string">
            <text:p text:style-name="P12">Taxable</text:p>
          </table:table-cell>
          <table:table-cell table:style-name="Table2.A4" office:value-type="string">
            <text:p text:style-name="P12">Tax</text:p>
          </table:table-cell>
          <table:table-cell table:style-name="Table2.A1" office:value-type="string">
            <text:p text:style-name="P16"><text:text-input text:description="&lt;line['freight']&gt;">Freight</text:text-input></text:p>
          </table:table-cell>
        </table:table-row>
        <table:table-row>
          <table:table-cell table:style-name="Table2.A5" office:value-type="string">
            <text:p text:style-name="P6"><text:text-input text:description="&lt;/if&gt;">end if</text:text-input></text:p>
          </table:table-cell>
          <table:table-cell table:style-name="Table2.A5" office:value-type="string">
            <text:p text:style-name="P20"/>
          </table:table-cell>
          <table:table-cell table:style-name="Table2.A5" office:value-type="string">
            <text:p text:style-name="P12"/>
          </table:table-cell>
          <table:table-cell table:style-name="Table2.A2" office:value-type="string">
            <text:p text:style-name="P12"/>
          </table:table-cell>
        </table:table-row>
        <table:table-row>
          <table:table-cell table:style-name="Table2.A5" office:value-type="string">
            <text:p text:style-name="P11"><text:text-input text:description="&lt;if test=&quot;line['header']==False&quot;&gt;">if not header</text:text-input></text:p>
          </table:table-cell>
          <table:table-cell table:style-name="Table2.A5" office:value-type="string">
            <text:p text:style-name="P17"/>
          </table:table-cell>
          <table:table-cell table:style-name="Table2.A5" office:value-type="string">
            <text:p text:style-name="P17"/>
          </table:table-cell>
          <table:table-cell table:style-name="Table2.A2" office:value-type="string">
            <text:p text:style-name="P18"/>
          </table:table-cell>
        </table:table-row>
        <table:table-row>
          <table:table-cell table:style-name="Table2.A4" office:value-type="string">
            <text:p text:style-name="P15"><text:text-input text:description="&lt;line['param']&gt;">param</text:text-input></text:p>
          </table:table-cell>
          <table:table-cell table:style-name="Table2.A4" office:value-type="string">
            <text:p text:style-name="P17"><text:text-input text:description="&lt;line['taxable']&gt;">Taxable</text:text-input></text:p>
          </table:table-cell>
          <table:table-cell table:style-name="Table2.A4" office:value-type="string">
            <text:p text:style-name="P17"><text:text-input text:description="&lt;line['tax']&gt;">Tax</text:text-input></text:p>
          </table:table-cell>
          <table:table-cell table:style-name="Table2.A1" office:value-type="string">
            <text:p text:style-name="P19"><text:text-input text:description="&lt;line['freight']&gt;">Freight</text:text-input></text:p>
          </table:table-cell>
        </table:table-row>
        <table:table-row>
          <table:table-cell table:style-name="Table2.A5" office:value-type="string">
            <text:p text:style-name="P9"><text:text-input text:description="&lt;/if&gt;">end if loop</text:text-input></text:p>
          </table:table-cell>
          <table:table-cell table:style-name="Table2.A5" office:value-type="string">
            <text:p text:style-name="P17"/>
          </table:table-cell>
          <table:table-cell table:style-name="Table2.A5" office:value-type="string">
            <text:p text:style-name="P17"/>
          </table:table-cell>
          <table:table-cell table:style-name="Table2.A2" office:value-type="string">
            <text:p text:style-name="P18"/>
          </table:table-cell>
        </table:table-row>
        <table:table-row>
          <table:table-cell table:style-name="Table2.A5" office:value-type="string">
            <text:p text:style-name="P6"><text:text-input text:description="&lt;/for&gt;">for loop end</text:text-input></text:p>
          </table:table-cell>
          <table:table-cell table:style-name="Table2.A5" office:value-type="string">
            <text:p text:style-name="P17"/>
          </table:table-cell>
          <table:table-cell table:style-name="Table2.A5" office:value-type="string">
            <text:p text:style-name="P17"/>
          </table:table-cell>
          <table:table-cell table:style-name="Table2.A2" office:value-type="string">
            <text:p text:style-name="P18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12pt" fo:font-weight="bold" officeooo:rsid="00adcd69" officeooo:paragraph-rsid="00300579" style:font-size-asian="12pt" style:font-weight-asian="bold" style:font-size-complex="12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/>
    </style:style>
    <style:style style:name="MP3" style:family="paragraph" style:parent-style-name="Table_20_Contents">
      <style:paragraph-properties fo:text-align="center" style:justify-single-word="fals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MT1" style:family="text">
      <style:text-properties style:text-underline-style="none" style:font-name-complex="Arial"/>
    </style:style>
    <style:page-layout style:name="Mpm1">
      <style:page-layout-properties fo:page-width="29.7cm" fo:page-height="21.001cm" style:num-format="1" style:print-orientation="landscape" fo:margin-top="1.27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78cm" fo:margin-left="0cm" fo:margin-right="0cm" fo:margin-bottom="0.5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ext-input text:description="&lt;company_name(o)&gt;">Company Name</text:text-input> </text:p>
        <text:p text:style-name="MP1"><text:text-input text:description="&lt;company_address(o)&gt;">Address</text:text-input></text:p>
        <text:p text:style-name="MP2"/>
        <text:p text:style-name="MP3"><text:span text:style-name="MT1">CREDIT NOTE REGISTER FROM <text:s/></text:span><text:span text:style-name="MT1"><text:text-input text:description="&lt;formatLang(o.date_start,date = True) &gt;">start date</text:text-input></text:span><text:span text:style-name="MT1"> TO </text:span><text:span text:style-name="MT1"><text:text-input text:description="&lt;formatLang(o.date_stop,date = True) &gt;">end date</text:text-inpu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0-26T10:00:09.907487332</meta:creation-date>
    <meta:generator>LibreOffice/4.2.8.2$Linux_X86_64 LibreOffice_project/420m0$Build-2</meta:generator>
    <dc:date>2017-01-31T10:32:14.171572347</dc:date>
    <meta:editing-duration>PT9H45M40S</meta:editing-duration>
    <meta:editing-cycles>187</meta:editing-cycles>
    <meta:document-statistic meta:table-count="2" meta:image-count="0" meta:object-count="0" meta:page-count="1" meta:paragraph-count="103" meta:word-count="254" meta:character-count="852" meta:non-whitespace-character-count="805"/>
  </office:meta>
</office:document-meta>
</file>